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text-properties fo:language="es" fo:country="ES"/>
    </style:style>
    <style:style style:name="P4" style:family="paragraph" style:parent-style-name="Standard">
      <style:text-properties fo:language="es" fo:country="ES" fo:font-style="italic" style:font-style-asian="italic"/>
    </style:style>
    <style:style style:name="P5" style:family="paragraph" style:parent-style-name="Standard">
      <style:text-properties fo:font-size="10.5pt" fo:language="es" fo:country="ES" fo:font-style="italic" style:font-size-asian="10.5pt" style:font-style-asian="italic" style:font-size-complex="10.5pt" style:font-style-complex="italic"/>
    </style:style>
    <style:style style:name="P6" style:family="paragraph" style:parent-style-name="Standard">
      <style:text-properties fo:font-size="10.5pt" fo:language="en" fo:country="GB" fo:font-style="italic" style:font-size-asian="10.5pt" style:font-style-asian="italic" style:font-size-complex="10.5pt" style:font-style-complex="italic"/>
    </style:style>
    <style:style style:name="P7" style:family="paragraph" style:parent-style-name="Standard">
      <style:text-properties fo:font-size="10.5pt" fo:language="en" fo:country="GB" style:font-size-asian="10.5pt" style:font-size-complex="10.5pt"/>
    </style:style>
    <style:style style:name="P8" style:family="paragraph" style:parent-style-name="Standard">
      <style:paragraph-properties>
        <style:tab-stops>
          <style:tab-stop style:position="4.533cm"/>
        </style:tab-stops>
      </style:paragraph-properties>
      <style:text-properties fo:font-size="10.5pt" fo:language="en" fo:country="GB" style:font-size-asian="10.5pt" style:font-size-complex="10.5pt"/>
    </style:style>
    <style:style style:name="P9" style:family="paragraph" style:parent-style-name="Standard">
      <style:paragraph-properties fo:orphans="2" fo:widows="2" fo:hyphenation-ladder-count="no-limit" style:text-autospace="none"/>
      <style:text-properties fo:font-size="10.5pt" fo:language="en" fo:country="GB" style:font-size-asian="10.5pt" style:font-size-complex="10.5pt" fo:hyphenate="true" fo:hyphenation-remain-char-count="2" fo:hyphenation-push-char-count="2"/>
    </style:style>
    <style:style style:name="P10" style:family="paragraph" style:parent-style-name="Standard">
      <style:text-properties fo:font-size="10.5pt" fo:language="en" fo:country="GB" fo:font-weight="bold" style:font-size-asian="10.5pt" style:font-weight-asian="bold" style:font-size-complex="10.5pt"/>
    </style:style>
    <style:style style:name="P11" style:family="paragraph" style:parent-style-name="Standard">
      <style:text-properties fo:font-size="10.5pt" fo:language="en" fo:country="GB" fo:font-weight="bold" style:font-size-asian="10.5pt" style:font-weight-asian="bold" style:font-size-complex="10.5pt" style:font-weight-complex="bold"/>
    </style:style>
    <style:style style:name="P12" style:family="paragraph" style:parent-style-name="Standard">
      <style:text-properties fo:font-size="10.5pt" fo:language="en" fo:country="GB" style:text-underline-style="solid" style:text-underline-width="auto" style:text-underline-color="font-color" style:font-size-asian="10.5pt" style:font-size-complex="10.5pt"/>
    </style:style>
    <style:style style:name="P13" style:family="paragraph" style:parent-style-name="Standard">
      <style:paragraph-properties fo:orphans="2" fo:widows="2" fo:hyphenation-ladder-count="no-limit" style:text-autospace="none"/>
      <style:text-properties fo:hyphenate="true" fo:hyphenation-remain-char-count="2" fo:hyphenation-push-char-count="2"/>
    </style:style>
    <style:style style:name="P14" style:family="paragraph" style:parent-style-name="Standard">
      <style:paragraph-properties fo:margin-top="0.176cm" fo:margin-bottom="0.176cm" style:contextual-spacing="false" style:line-height-at-least="0.212cm"/>
      <style:text-properties fo:font-size="10.5pt" fo:language="en" fo:country="GB" style:font-size-asian="10.5pt" style:font-size-complex="10.5pt"/>
    </style:style>
    <style:style style:name="P15" style:family="paragraph" style:parent-style-name="Standard" style:master-page-name="Standard">
      <style:paragraph-properties style:page-number="auto"/>
      <style:text-properties fo:language="en" fo:country="GB" fo:font-weight="bold" style:font-weight-asian="bold" style:font-weight-complex="bold"/>
    </style:style>
    <style:style style:name="P16" style:family="paragraph" style:parent-style-name="Default">
      <style:text-properties fo:color="#000000" fo:font-size="10.5pt" fo:language="en" fo:country="GB" style:letter-kerning="true" style:font-name-asian="Arial Unicode MS" style:font-size-asian="10.5pt" style:language-asian="zxx" style:country-asian="none" style:font-size-complex="10.5pt"/>
    </style:style>
    <style:style style:name="T1" style:family="text">
      <style:text-properties fo:font-size="10.5pt" fo:language="en" fo:country="GB" fo:font-style="italic" style:font-size-asian="10.5pt" style:font-style-asian="italic" style:font-size-complex="10.5pt"/>
    </style:style>
    <style:style style:name="T2" style:family="text">
      <style:text-properties fo:font-size="10.5pt" fo:language="en" fo:country="GB" fo:font-style="italic" style:font-size-asian="10.5pt" style:font-style-asian="italic" style:font-size-complex="10.5pt" style:font-style-complex="italic"/>
    </style:style>
    <style:style style:name="T3" style:family="text">
      <style:text-properties fo:font-size="10.5pt" fo:language="en" fo:country="GB" style:font-size-asian="10.5pt" style:font-size-complex="10.5pt"/>
    </style:style>
    <style:style style:name="T4" style:family="text">
      <style:text-properties fo:font-size="10.5pt" fo:language="en" fo:country="GB" style:font-size-asian="10.5pt" style:font-size-complex="10.5pt" style:font-style-complex="italic"/>
    </style:style>
    <style:style style:name="T5" style:family="text">
      <style:text-properties fo:font-size="10.5pt" fo:language="en" fo:country="GB" fo:font-weight="bold" style:font-size-asian="10.5pt" style:font-weight-asian="bold" style:font-size-complex="10.5pt"/>
    </style:style>
    <style:style style:name="T6" style:family="text">
      <style:text-properties fo:font-size="10.5pt" fo:language="en" fo:country="GB" fo:font-weight="bold" style:font-size-asian="10.5pt" style:font-weight-asian="bold" style:font-size-complex="10.5pt" style:font-weight-complex="bold"/>
    </style:style>
    <style:style style:name="T7" style:family="text">
      <style:text-properties fo:font-size="10.5pt" fo:language="en" fo:country="GB" style:text-underline-style="solid" style:text-underline-width="auto" style:text-underline-color="font-color" style:font-size-asian="10.5pt" style:font-size-complex="10.5pt"/>
    </style:style>
    <style:style style:name="T8" style:family="text">
      <style:text-properties style:text-position="sub 58%" fo:font-size="10.5pt" fo:language="en" fo:country="GB" style:font-size-asian="10.5pt" style:font-size-complex="10.5pt"/>
    </style:style>
    <style:style style:name="T9" style:family="text">
      <style:text-properties style:text-position="sub 58%" fo:font-size="10.5pt" fo:language="en" fo:country="GB" fo:font-style="italic" style:font-size-asian="10.5pt" style:font-style-asian="italic" style:font-size-complex="10.5pt"/>
    </style:style>
    <style:style style:name="T10" style:family="text">
      <style:text-properties style:text-position="sub 58%" fo:font-size="10.5pt" fo:language="en" fo:country="GB" fo:font-style="italic" style:font-size-asian="10.5pt" style:font-style-asian="italic" style:font-size-complex="10.5pt" style:font-style-complex="italic"/>
    </style:style>
    <style:style style:name="T11" style:family="text">
      <style:text-properties style:text-position="super 58%" fo:font-size="10.5pt" fo:language="en" fo:country="GB" fo:font-style="italic" style:font-size-asian="10.5pt" style:font-style-asian="italic"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eal-Time adaptive obstacle detection based on an image database</text:p>
      <text:p text:style-name="P2"/>
      <text:p text:style-name="P3">Néstor Morales, Jonay T. Toledo, Leopoldo Acosta, Rafael Arnay</text:p>
      <text:p text:style-name="P4"/>
      <text:p text:style-name="P4">Universidad de La Laguna (ULL)</text:p>
      <text:p text:style-name="P5"/>
      <text:p text:style-name="Standard"><text:span text:style-name="T2">In this paper, an innovative method for the detection and avoidance of obstacles is presented. This is based on image registration techniques. The aim of this method is detecting the possible obstacles that could be in the route where VERDINO (an autonomous electrical vehicle which is going to work in the surroundings of a bioclimatic urbanization as part of the SIBTRA project) navigates. The obstacle detection is one of the most critical parts of the prototype. It is responsible for the detection and later avoidance of the pedestrians, cars, etc. that can damage it or be damaged by the prototype. The algorithm is able to work in real time, with good detection rates and a fast response. It also includes a dynamical database that will allow the vehicle to learn adaptively the current state of the environment, rejecting old images. With this, some of the typical problems related to the image registration techniques are removed. Some examples and results are provided, corroborating the good behaviour of the algorithm, which has been tested with some benchmarks and in real conditions. The method is also applicable to other tasks, like surveillance for non-stationery cameras or other applications over very different kinds of images.</text:span></text:p>
      <text:p text:style-name="P6"/>
      <text:p text:style-name="Standard"><text:span text:style-name="T4">Keywords: Image registration; Feature matching; Obstacle detection; Image database applications; Visually guided vehicles; Mobile robots.</text:span></text:p>
      <text:p text:style-name="P6"/>
      <text:p text:style-name="Standard"><text:span text:style-name="T6">1. Introduction</text:span></text:p>
      <text:p text:style-name="P7"/>
      <text:p text:style-name="Standard"><text:span text:style-name="T3">Nowadays there are different change detection algorithms in images that represent the same scene, most of them though for video-surveillance tasks [1, 2], medicine [3, 4, 5], civil infrastructure [6], drive assistance systems [7], mosaicing [8], object extraction [9], etc. There are a lot of techniques to perform these change detection tasks, which can be found at works developed by Singh (1989) [10], Coppin and Bauer (1996) [11], and Radke et al. (2004) [12].</text:span></text:p>
      <text:p text:style-name="Standard"><text:span text:style-name="T3">The work described is part of the obstacle detection system that is being developed for the “Verdino” prototype, inside the SIBTRA project (Intelligent low cost system for transport and surveillance inside non structured ecologic environments). This prototype is an electric autonomous low cost vehicle that will run around a bioclimatic urbanization without human intervention. The car will drive autonomously using GPS coordinates and it will have to be able to avoid the obstacles that it could be in its way. For this purpose it has a system made up of many sensors and cameras. Once the information from these cameras and sensors is combined, the vehicle will be able to know if there is an obstacle in the way, which could damage the prototype. The system is composed of ultra-sound sensors, some LIDARs, and many cameras (two of them are thermal cameras) which are used for different vision algorithms.</text:span></text:p>
      <text:p text:style-name="Standard"><text:span text:style-name="T3">The prototype will work in a bioclimatic urbanization situated inside ITER's (Technological Institute of Renewable Energy) facilities at Tenerife, Spain. This urbanization is part of a project which objective is to allow achieving sustainable solutions to the energy problem in buildings, and it is composed by 25 dwells, built following bioclimatic criteria and optimizing the environmental conditions. VERDINO is part of this project.</text:span></text:p>
      <text:p text:style-name="P7">The environment in which the prototype is going to operate is completely unstructured. It means that the vehicle should be able to work with just its own sensors, in a not previously defined environment. The only previous information that the prototype has is the route that it is going to follow.</text:p>
      <text:p text:style-name="Standard"><text:span text:style-name="T3">The work presented in this paper is an obstacle detection system based on a real time image change detection algorithm. It is able to detect differences regardless of the time in which the model images were taken, the camera used to take them or the place where the scene was registered. It will be done with just one image pair.</text:span></text:p>
      <text:p text:style-name="Standard"><text:span text:style-name="T3">To achieve this, a previous database about the place where the prototype works is built. Then, there is a previous stage in the algorithm in which the vehicle will be running inside the desired area, driven by a human or in controlled circumstances. While the vehicle is driven, the system stores images, which will have associated geographic information: latitude, longitude, height and their transformation into x, y z and orientation coordinates over a local plane defined for driving tasks of the prototype. Other information that could be outstanding in the future is also being stored, like the day and the hour in which the image was taken, GPS rms value, etc. </text:span></text:p>
      <text:p text:style-name="P7">Once this process is finished, there will be a database with geographically located images. Figure 1 shows an example of a route composed by a set of points and their corresponding images.</text:p>
      <text:p text:style-name="P7"/>
      <text:p text:style-name="Standard"><text:span text:style-name="T3">&lt;&lt; Position for fig1.tif &gt;&gt;</text:span></text:p>
      <text:p text:style-name="P7"/>
      <text:p text:style-name="P7">In the literature, other systems have been developed before for similar purposes, but using different approaches. <text:soft-page-break/>For example, Keith Primdahl et al. [13] implement a surveillance system for moving vehicles that uses also a similar change detection system. However, their system has some weak points, like the assumption of a planar road or that it is going to be always in a relative position to the camera, which could produce fake results.</text:p>
      <text:p text:style-name="P7"/>
      <text:p text:style-name="Standard"><text:span text:style-name="T6">2. Problem description</text:span></text:p>
      <text:p text:style-name="P7"/>
      <text:p text:style-name="Standard"><text:span text:style-name="T3">In real time, the vehicle starts driving by itself and, along the path, it passes over different positions near the recorded route. These positions are being reported by the GPS device and transformed to the local coordinates to work easily with them. In a parallel way, the installed camera system is going to give to the application an image for each position that the car is passing over. For a given position, the system also looks for the nearest image in the database attending at different criteria, which will be described in following sections.</text:span></text:p>
      <text:p text:style-name="Standard"><text:span text:style-name="T3">The GPS device is a JAVAD GNSS Triumph-1 one, which has an horizontal precision under 1 cm and a vertical precision around 1.5 cm using DGPS. It has been used both for the recording and the real time processing phases. This device is supported by an IMU (Inertial Measurement Unit), an Xsens Mti one, which contains an electronic compass to get the turn angle.</text:span></text:p>
      <text:p text:style-name="Standard"><text:span text:style-name="T3">As said, in the recording phase the vehicle starts recording an image for each position retrieved by the GPS and stores them in the database with their associated information. These images are also pre-processed to have as information as possible when used in the next phase, reducing the execution times. With a 5Hz update rate, an image is stored about each meter travelled, depending on the speed of the vehicle. In this phase, in the road where the car is going to drive there wouldn't be any obstacle. If so, in the later phase in which the images are processed to get the obstacles, fake objects are going to be detected, due to those obstacles recorded in the database image. </text:span></text:p>
      <text:p text:style-name="P7">When the database is rich enough, the real time processing phase begins.</text:p>
      <text:p text:style-name="P7">The image that is taken in real time and the other retrieved from the database are compared by image change detection techniques and, if there is an obstacle, it will be detected for the current image.</text:p>
      <text:p text:style-name="Standard"><text:span text:style-name="T3">GPS device gives a position each 200 ms, so it is needed to perform all this process under this real time limit. If this execution time is small enough, the current position could also be estimated for the vehicle by modelling the vehicle behaviour, which will help to get an earlier detection of the obstacles. This is why the algorithm has simplified its obstacle detection processes, in order to allow a real time execution. </text:span></text:p>
      <text:p text:style-name="P7">In the following sections, the steps followed by the algorithm are described.</text:p>
      <text:p text:style-name="P7"/>
      <text:p text:style-name="Standard"><text:span text:style-name="T6">3. Image selection from database</text:span></text:p>
      <text:p text:style-name="P7"/>
      <text:p text:style-name="Standard"><text:span text:style-name="T3">This step, apparently trivial, is important, because choosing a good image, as similar to the current real time image as possible, will make easier the later adjustment processes between the images. Most of the times it is just necessary to find an image with the smaller Euclidean distance to the current point, checking that the angular difference won't be too big. For this purpose, the equation 1, graphically represented in the figure 2, is used. In this equation, sub index </text:span><text:span text:style-name="T2">rt</text:span><text:span text:style-name="T3"> is used for real time obtained variables, and </text:span><text:span text:style-name="T2">db</text:span><text:span text:style-name="T3"> is used for those variables which value is retrieved from the database.</text:span></text:p>
      <text:p text:style-name="P7"/>
      <text:p text:style-name="P7">&lt;&lt; Position for eq1.doc &gt;&gt;</text:p>
      <text:p text:style-name="P8"/>
      <text:p text:style-name="P8">&lt;&lt; Position for fig2.tif &gt;&gt;</text:p>
      <text:p text:style-name="P7"/>
      <text:p text:style-name="Standard"><text:span text:style-name="T3">The θ threshold value has to be selected carefully. This value shouldn't be too big, but if it is too small bad images are going to be selected from the database. If the θ threshold is too big, an image that has not the same content that the current one is going to be obtained. With a big threshold, images that are near to the current point but which could be looking to a completely different scene will be selected. <text:tab/></text:span></text:p>
      <text:p text:style-name="Standard"><text:span text:style-name="T3">If a small value is selected for this threshold, there is a risk of not finding a point under this threshold near to the current point, so the nearest point inside this threshold could be too far. As an intermediate solution, a big θ value is being used to select a set of the points that are near to the current one inside a radius. Then, the image with the smallest angular difference is selected among them.</text:span></text:p>
      <text:p text:style-name="P7">Although this solution has good results, many times it is better to have an image not so near to the current point, if it means that all the objects represented in an image are going to appear in the other one. This can be got if an image which is forward or backward regarding to the current image is selected, so one of the images will be contained into the other. Doing that, it will reduce not just the angular difference, but above all the lateral distance, that is which can produce more problems, in practice.</text:p>
      <text:p text:style-name="Standard"><text:span text:style-name="T3">In this way, the image that will fulfil with the equation represented in the equation 2 is selected. A line that is perpendicular to the vector that represents the current orientation of the vehicle is traced. Then, for each pair of consecutive points stored in the database, the point with a smaller angular difference with regard to the current orientation is kept. This strategy is shown in the figure 3. At the end of this selection process a pair of images will </text:span><text:soft-page-break/><text:span text:style-name="T3">be obtained: the image taken in real time, and the associated image extracted from the database. For this image, other information could be retrieved from the database, like masks, control points, and other information which can be offline calculated.</text:span></text:p>
      <text:p text:style-name="P7"/>
      <text:p text:style-name="P7">&lt;&lt; Position for eq2.doc &gt;&gt;</text:p>
      <text:p text:style-name="P7"/>
      <text:p text:style-name="P7">&lt;&lt; Position for fig3.tif &gt;&gt;</text:p>
      <text:p text:style-name="P7"/>
      <text:p text:style-name="Standard"><text:span text:style-name="T3">With the abovementioned methods for the image selection, it is ensured that the image content is going to be similar in both images based on their geographical associated points. However, as it will be seen in the next sections, the methods employed for the adjustment and comparison of these images are sensitive to illumination changes or other problems caused by shadows or different atmospheric conditions. For this purpose, some extra values are included into the database, which are date and hour in which the image was taken.</text:span></text:p>
      <text:p text:style-name="Standard"><text:span text:style-name="T3">Using this information, it is possible to limit the images in which the algorithm will search to those in which the external conditions are going to be similar to the current. That is, during the day the sun is moving and causing different shadows and lights at different times of the day. Different shadows can be considered as fake obstacles by the algorithm, so it would be desirable to compare just images in which shadows are not very different. Also changes in the brightness of the images could affect to the detection and matching of similar features in both images. To avoid this, just the images in the group Ω, with:</text:span></text:p>
      <text:p text:style-name="P7"/>
      <text:p text:style-name="P7"/>
      <text:p text:style-name="P7"/>
      <text:p text:style-name="P7"/>
      <text:p text:style-name="Standard"><text:span text:style-name="T6">4. Image registration</text:span></text:p>
      <text:p text:style-name="P7"/>
      <text:p text:style-name="Standard"><text:span text:style-name="T3">In this step, some images (at first just two) which represent the same scene but taken from different view points, different moments and from different cameras, will be superimposed.</text:span></text:p>
      <text:p text:style-name="Standard"><text:span text:style-name="T3">This kind of techniques are well known and very used for a big quantity of tasks, like multi-spectral classification, change detection, image stitching, high resolution image creation, integration with GIS, medical applications in which it is desired to combine the information from different methods, in cartography by updating the information of the maps just by locating the differences with previous maps, and many more. So there are a lot of different techniques to be used depending on the prosecuted objective, as reflected at [10, 11, 12 and 14].</text:span></text:p>
      <text:p text:style-name="P7">In general, the registration techniques have problems with image disparities due to the movement of non static objects (windmills, flags, etc.). Other problems are caused by the shadows or the reflects that are different depending on the position of the source of the light (for example, the position of the sun during the day for images taken out of a building), or the point of view from where the images where taken, as well as changes in the objects in the course of the time (like the fruit that get rotten or a bush flowering). All these changes can produce problems depending on the features that are wanted to be detected.</text:p>
      <text:p text:style-name="P7">Most of the registration methods use the following steps: feature detection, feature matching, transformation model estimation, and image resampling and transformation. The same steps have been used in the method that it is presented here.</text:p>
      <text:p text:style-name="P7"/>
      <text:p text:style-name="Standard"><text:span text:style-name="T6">4.1. Feature detection</text:span></text:p>
      <text:p text:style-name="P11"/>
      <text:p text:style-name="P7">The first step consists on the detection of similar features in both images to be able to match them in a later step. Therefore, it is needed that, for the same scene, the detected features in one image and the other will be the same, regardless of the effect of perspective, rotation, hidden objects and brightness and <text:s/>contrast changes. One of the first things that must be decided is which kind of features are going to be used, being the most used the features based on corners, borders and areas [15]. To develop this method, some tests have been made with corners and area based methods. After performing these tests, the results obtained with the algorithm by using both corners and region detectors were similar. However, a bigger set of features are detected when using corner detectors. But the bigger difference between both methods appears when timing is considered, with times even bigger than a second in those images with big regions inside them.</text:p>
      <text:p text:style-name="P7"><text:tab/></text:p>
      <text:p text:style-name="Standard"><text:span text:style-name="T7">4.1.1. Corner based methods</text:span></text:p>
      <text:p text:style-name="P7"/>
      <text:p text:style-name="P7">When speaking about corner features, it is about those points in which the intensity changes at the image are high in all directions. Since Moravec [16] made in 1977 his corner detection operator, a lot of them have appeared like that made by Harris &amp; Stephens [17] in 1988, SUSAN [18] in 1997 or, more recently, the method used by Rosten &amp; Drummond [19] in 2006. Some of these operators have been advanced or modified to improve some <text:soft-page-break/>characteristics, like the modification of the Harris method made by Shi &amp; Tomasi [20].</text:p>
      <text:p text:style-name="Standard"><text:span text:style-name="T3">These operators are, a priori, all valid to be used for this application. However, there are some characteristics that are wanted to be fulfilled by the operator. The first of these characteristics is a high detection rate. If this rate is achieved, the starting set of points will be bigger. Then the estimation of the transformation model that will be used for a final adjustment between the two images will be better. After performing the matching between the features detected in both images, all these points for which there are not a matching will be rejected. Then, for a bigger initial dataset, there will be a bigger probability of finding a match and also the final dataset should be bigger after removing all the points that were not matched. Another characteristic that was interesting for this application but, as it will be shown later, it is not so important for the final version of the algorithm, is to find a high repeatability rate in the detected features. It allows ensuring with a bigger certainty that obtained matches are correct. Finally, the last factor that was specially considered was the execution time of the method. This point is especially important because the algorithm has to be executed in real time. This is the first step of a sequence. If it is too slow, there will not be enough time for the other stages. Taking the comparatives performed at [21] and [22] into account, Harris operator has a high detection rate, and also a high repeatability rate, with a good performance for affine transformations. It has also a good localization for L-junctions, and it has an acceptable robustness to noise. The weak spot in this operator is that uses a high need of resources to calculate the features, which could affect to the final performance of the whole algorithm. Even so, experimentally the times are not so big to get a bad performance, especially if it is compared, as it will be seen, with the timings obtained with other methods based in regions like SIFT [23] or SURF [24].</text:span></text:p>
      <text:p text:style-name="Standard"><text:span text:style-name="T3">In 1994, Shi &amp; Tomasi [20] proposed a method based on the Harris &amp; Stephens operator. In their method, Harris calculates the matrix </text:span><text:span text:style-name="T2">A,</text:span><text:span text:style-name="T3"> which is described at equation 3, for each pixel in the image. Then he calculates the matrix Eigen values λ</text:span><text:span text:style-name="T8">1</text:span><text:span text:style-name="T3"> and λ</text:span><text:span text:style-name="T8">2</text:span><text:span text:style-name="T3">, which indicates the main curvature of </text:span><text:span text:style-name="T2">A</text:span><text:span text:style-name="T3">. Based on these Eigen values, Harris decides if a point belongs to an edge, if it is in a uniform intensity region or if the pixel is a corner. </text:span></text:p>
      <text:p text:style-name="P7"><text:tab/></text:p>
      <text:p text:style-name="P7">&lt;&lt; Position for eq3.doc &gt;&gt;</text:p>
      <text:p text:style-name="P7"/>
      <text:p text:style-name="Standard"><text:span text:style-name="T3">To reduce the computational complexity, Harris replaces the use of the Eigen values by the indicator </text:span><text:span text:style-name="T1">m</text:span><text:span text:style-name="T9">h</text:span><text:span text:style-name="T1">=det(A)-k·tr</text:span><text:span text:style-name="T11">2</text:span><text:span text:style-name="T1">(A)</text:span><text:span text:style-name="T3">, where </text:span><text:span text:style-name="T2">k</text:span><text:span text:style-name="T3"> is an adjustment parameter and </text:span><text:span text:style-name="T1">m</text:span><text:span text:style-name="T9">h</text:span><text:span text:style-name="T8"> </text:span><text:span text:style-name="T3">can be considered as a measure of the corner response. To improve this, the Shi &amp; Tomasi proposed method uses the smaller of the Eigen values as indicator, instead of </text:span><text:span text:style-name="T1">m</text:span><text:span text:style-name="T9">h</text:span><text:span text:style-name="T3">. This strategy is enough, and in some cases it produces better results than the original operator proposed by Harris using less computational time. This is the motive because the Shi &amp; Tomasi method has been finally used as operator for the image registration feature detection. In the figure 4 it can be seen an example of two images. One of them was taken in real time and the other obtained from the database. The detected features are almost the same in both images.</text:span></text:p>
      <text:p text:style-name="P7"/>
      <text:p text:style-name="P7">&lt;&lt; Position for fig4.tif &gt;&gt;</text:p>
      <text:p text:style-name="P7"/>
      <text:p text:style-name="Standard"><text:span text:style-name="T7">4.1.2. Area based methods</text:span></text:p>
      <text:p text:style-name="P12"/>
      <text:p text:style-name="Standard"><text:span text:style-name="T3">There are a lot of area based feature detection methods and a lot of studies, like those presented at [25] and [15]. Some examples of them are the region detector of Harris-Laplace, Harris affine and Hessian affine detectors presented by Mikolajczyk and Schmid [26], the MSER detector proposed by Matas [27], SIFT [23] and SURF [24], among others. Some of these, like MSER, SIFT or SURF methods, were tested. In the figure 5 the result of applying the SIFT method to the same image pair used for the example at figure 4 is shown. In a first view, it can be seen that, although most of the points detected are in the same position in both images, the number of points detected is considerably smaller, because there are more corners than regions. Another disadvantage about using the tested region detectors in the presented algorithm is that the time used to compute the regions sometimes is too big for the application requirements, and always bigger than the time needed to detect the features with the Shi &amp; Tomasi method.</text:span></text:p>
      <text:p text:style-name="P7"/>
      <text:p text:style-name="P7">&lt;&lt; Position for fig5.tif &gt;&gt;</text:p>
      <text:p text:style-name="P7"/>
      <text:p text:style-name="Standard"><text:span text:style-name="T6">4.2. Feature matching</text:span></text:p>
      <text:p text:style-name="P11"/>
      <text:p text:style-name="Standard"><text:span text:style-name="T3">Once the features are detected for both images, the next step is to match them. However, in the final version of the presented algorithm, it is just needed to detect points in one of the images because optical flow tools will be used to detect the correspondences within the second image. This is the motive because the repeatability characteristic in the feature detectors was not so important.</text:span></text:p>
      <text:p text:style-name="Standard"><text:span text:style-name="T3">The image for which the features are being detected is that stored in the database, because it allows calculating these features </text:span><text:span text:style-name="T2">offline.</text:span><text:span text:style-name="T3"> This will reduce the calculation time of the algorithm. It has been decided to use sparse </text:span><text:soft-page-break/><text:span text:style-name="T3">optical flow techniques. Once there is a previously calculated set of points it is not necessary to use other dense optical flow techniques due to there is still a points set to work with.</text:span></text:p>
      <text:p text:style-name="Standard"><text:span text:style-name="T3">The method chosen to perform the optical flow is that proposed by Lukas &amp; Kanade [28]. This method, quite known and contrasted, gives excellent results when the difference between the images is not too big. However, when this difference is increased, results are worthier, which forced to have a bigger window and, consequently, bigger computational time requirements. Because of that, it was necessary to use the pyramidal implementation of the Lukas &amp; Kanade method proposed by Bouguet [29]. This method will allow locating points with a big distance between them ensuring good results.</text:span></text:p>
      <text:p text:style-name="Standard"><text:span text:style-name="T3">The Bouguet method produces a significant improvement in the results, but there still are bad matched points. To minimize this effect, the method used is this: for a set of points S</text:span><text:span text:style-name="T8">1 </text:span><text:span text:style-name="T3">selected from the image retrieved from the database, the points set S</text:span><text:span text:style-name="T8">2</text:span><text:span text:style-name="T3"> is located by using optical flow techniques from the first image to that obtained in real time. Once this second set is calculated, the optical flow is performed from the second image at the points in the set S</text:span><text:span text:style-name="T8">2</text:span><text:span text:style-name="T3"> to the first image, obtaining the points set S</text:span><text:span text:style-name="T8">3</text:span><text:span text:style-name="T3">. All the points that are in the intersection of S</text:span><text:span text:style-name="T8">1</text:span><text:span text:style-name="T3"> and S</text:span><text:span text:style-name="T8">3</text:span><text:span text:style-name="T3"> will be considered as valid. The others will be rejected. This operation is reflected at equation 4</text:span></text:p>
      <text:p text:style-name="P7"/>
      <text:p text:style-name="P7">&lt;&lt; Position for eq4.doc &gt;&gt;</text:p>
      <text:p text:style-name="P7"/>
      <text:p text:style-name="Standard"><text:span text:style-name="T3">An example of the results of this technique is shown at figure 6. The matched points have the same colour.</text:span></text:p>
      <text:p text:style-name="P7"/>
      <text:p text:style-name="P7">&lt;&lt; Position for fig6.tif &gt;&gt;</text:p>
      <text:p text:style-name="P7"/>
      <text:p text:style-name="Standard"><text:span text:style-name="T6">4.3. Transform model estimation</text:span></text:p>
      <text:p text:style-name="P11"/>
      <text:p text:style-name="Standard"><text:span text:style-name="T3">The final objective of any image registration algorithm is to transform an image into another one. In most of the applications in which the perspective warp isn't too strong, just global mapping techniques are needed. Some examples where global mapping is enough are the affine transformations for satellite images, or projective transformations for aerial images, which are a little more affected by the perspective. </text:span></text:p>
      <text:p text:style-name="Standard"><text:span text:style-name="T3">For the objective of this application, global methods don't reach good results, since the images are locally warped. Then local mapping models are a better option. Global mappings are insufficient due to there are objects in first and in second plane, a strong perspective warping and different points of view. In different sources it is possible to observe the superiority of local mapping models against global mapping models at certain circumstances, as seen at Goshtasby [30], Ehlers y Fogel [31], Wiemker [32] and Flusser [33].</text:span></text:p>
      <text:p text:style-name="Standard"><text:span text:style-name="T3">The method presented here is based on the Goshtasby's piecewise linear method [34]. Based on the control points calculated in the previous steps, a Delaunay method based triangulation is performed. Like this, the circumcircle of any obtained triangle is not going to contain any vertex of another triangle. In the figure 7 it can be seen the result after performing the triangulation over the points calculated for the images shown above. Vertexes of the obtained triangles allow defining other triangles in the second image, since the correspondence of all the points in both images is known. The idea is that, given the coordinates of three control points, vertex of a triangle, <text:s/>and their correspondences in the other image like </text:span><text:span text:style-name="T2">[(X</text:span><text:span text:style-name="T10">1</text:span><text:span text:style-name="T2">, Y</text:span><text:span text:style-name="T10">1</text:span><text:span text:style-name="T2">), (x</text:span><text:span text:style-name="T10">1</text:span><text:span text:style-name="T2">, y</text:span><text:span text:style-name="T10">1</text:span><text:span text:style-name="T2">)], [(X</text:span><text:span text:style-name="T10">2</text:span><text:span text:style-name="T2">, Y</text:span><text:span text:style-name="T10">2</text:span><text:span text:style-name="T2">), (x</text:span><text:span text:style-name="T10">2</text:span><text:span text:style-name="T2">, y</text:span><text:span text:style-name="T10">2</text:span><text:span text:style-name="T2">)], </text:span><text:span text:style-name="T3">and</text:span><text:span text:style-name="T2"> [(X</text:span><text:span text:style-name="T10">3</text:span><text:span text:style-name="T2">, Y</text:span><text:span text:style-name="T10">3</text:span><text:span text:style-name="T2">), (x</text:span><text:span text:style-name="T10">3</text:span><text:span text:style-name="T2">, y</text:span><text:span text:style-name="T10">3</text:span><text:span text:style-name="T2">)]</text:span><text:span text:style-name="T3">, it is desired to determine the linear mapping functions </text:span><text:span text:style-name="T2">X = f(x, y)</text:span><text:span text:style-name="T3"> and </text:span><text:span text:style-name="T2">Y = g(x, y).</text:span><text:span text:style-name="T3"> These functions will transform a triangle of the first image into the triangle situated in the second image. Or, in other words, given three three-dimensional points ( </text:span><text:span text:style-name="T2">x</text:span><text:span text:style-name="T10">1, <text:s/></text:span><text:span text:style-name="T2">y</text:span><text:span text:style-name="T10">1, <text:s/></text:span><text:span text:style-name="T2">X</text:span><text:span text:style-name="T10">1</text:span><text:span text:style-name="T2">), </text:span><text:span text:style-name="T3">( </text:span><text:span text:style-name="T2">x</text:span><text:span text:style-name="T10">2, <text:s/></text:span><text:span text:style-name="T2">y</text:span><text:span text:style-name="T10">2, <text:s/></text:span><text:span text:style-name="T2">X</text:span><text:span text:style-name="T10">2</text:span><text:span text:style-name="T2">), </text:span><text:span text:style-name="T3">and</text:span><text:span text:style-name="T2"> </text:span><text:span text:style-name="T3">( </text:span><text:span text:style-name="T2">x</text:span><text:span text:style-name="T10">3, <text:s/></text:span><text:span text:style-name="T2">y</text:span><text:span text:style-name="T10">3, <text:s/></text:span><text:span text:style-name="T2">X</text:span><text:span text:style-name="T10">3</text:span><text:span text:style-name="T2">)</text:span><text:span text:style-name="T3">, the parameters of the plane </text:span><text:span text:style-name="T2">X = f(x, y)</text:span><text:span text:style-name="T3">, which pass over these points, have to be calculated. The same will be done for the Y plane.</text:span></text:p>
      <text:p text:style-name="P7"/>
      <text:p text:style-name="P7">&lt;&lt; Position for fig7.tif &gt;&gt;<text:tab/></text:p>
      <text:p text:style-name="P7"/>
      <text:p text:style-name="Standard"><text:span text:style-name="T3">The same process is going to be performed for all the points (x</text:span><text:span text:style-name="T8">i</text:span><text:span text:style-name="T3">, y</text:span><text:span text:style-name="T8">j</text:span><text:span text:style-name="T3">) of the image retrieved from the database which will be in a new position. The pixels that represent the same surface in the real world will be aligned having the same position in both images. The modified image is that one which has been obtained from the database because in this image it is supposed to not to have obstacles represented in it. This means that just the part of the image corresponding to the background is going to be warped, allowing the obstacles to remain unmodified.</text:span></text:p>
      <text:p text:style-name="P7"/>
      <text:p text:style-name="Standard"><text:span text:style-name="T6">4.4. Image resampling and transformation</text:span></text:p>
      <text:p text:style-name="P7"/>
      <text:p text:style-name="Standard"><text:span text:style-name="T3">In the previous phase a new position has been defined for each pixel in the original image. In this step, the unique task to be realized is to calculate for each new position the appropriate value of the colour components by interpolating. For that, the colour in the neighbourhood of the pixel in the initial position at the original image is used, in order to get a soft image without strong changes that could distort the final result. The most common techniques, like the nearest neighbour, bilinear and bi-cubic interpolation have been tested, obtaining the best results with the bi-cubic interpolation.</text:span></text:p>
      <text:p text:style-name="P7"><text:soft-page-break/>The original image and the result of all the resampling process are shown at figure 8. </text:p>
      <text:p text:style-name="P7"/>
      <text:p text:style-name="P7">&lt;&lt; Position for fig8.tif &gt;&gt;</text:p>
      <text:p text:style-name="P7"/>
      <text:p text:style-name="P11">5. Obstacle detection</text:p>
      <text:p text:style-name="P7"/>
      <text:p text:style-name="P7">The detection of the obstacles is performed in three different steps: mask generation, the obstacle detection itself, and a selection of the finally desired obstacles. After the obstacle detection, the data base is updated.</text:p>
      <text:p text:style-name="P7"/>
      <text:p text:style-name="Standard"><text:span text:style-name="T6">5.1. Mask generation by using Delaunay triangulation algorithm</text:span></text:p>
      <text:p text:style-name="P7"/>
      <text:p text:style-name="P7">Using the piecewise linear method, mapping just can be done inside the region occupied by the obtained triangles. Outside of them mapping can't be done. In a lot of cases, this is enough to detect an obstacle, because if a mask that covers all the image subset where the triangles are positioned is created, practically all the image will fall inside this area. This happens when there are points dispersed for all the image, or they are enough dispersed to detect the obstacles because they are inside the covered area. This can be observed at figure 9.</text:p>
      <text:p text:style-name="P7"/>
      <text:p text:style-name="P7">&lt;&lt; Position for fig9.tif &gt;&gt;</text:p>
      <text:p text:style-name="P7"/>
      <text:p text:style-name="Standard"><text:span text:style-name="T3">However, in the processed images a big part of the pixels of each image represents the road, which is a soft surface without corners to be detected. Most of the times these are just the areas where the obstacles should be detected and, when an obstacle appears, there are not control points. It occurs when the images are different in these areas due to a big difference, like an obstacle. So there is a big possibility of having a mask that doesn't cover it, as happens at the figure 10. To solve this, it is needed to add extra points, which will have to be estimated. To do that, four new points are added to the database image, corresponding to the four corners </text:span><text:span text:style-name="T2">(0, 0), (w, 0), (0, h)</text:span><text:span text:style-name="T3"> and </text:span><text:span text:style-name="T2">(w, h)</text:span><text:span text:style-name="T3">, being </text:span><text:span text:style-name="T2">w</text:span><text:span text:style-name="T3"> the width and</text:span><text:span text:style-name="T2"> h</text:span><text:span text:style-name="T3"> the height of the image. Based on the correspondence between the well known previously matched points, a projective transformation is performed just over these four points. With this, the coordinates of the new points are estimated over the image obtained in real time.</text:span></text:p>
      <text:p text:style-name="P7"/>
      <text:p text:style-name="P7">&lt;&lt; Position for fig10.tif &gt;&gt;</text:p>
      <text:p text:style-name="P7"/>
      <text:p text:style-name="Standard"><text:span text:style-name="T3">Some of these corners are going to be situated out of the image. The intersection of each border of the resulting parallelogram that joins the added points after the transformation with the border of the image is used. In this case, the corresponding point in the original image is calculated to keep the consistency. In other words, the new points in the second image are calculated by using the affine transform. Then, the points that fall inside the image are kept, but the rest are substituted by others that are just in the border of the image. For these points in the border, their correspondences in the first image are calculated by performing the inverse transformation. In the figure 11 the original image is shown after applying to it a projective transformation and with a representation of the extra points. The original points at the corners of the image are painted in red colour. The points that are correspondent to the first point that is inside the image and that are in the line that joins two of the original points are painted in blue. The consequence of adding these four points is that the original mask has grown, covering the obstacle that was wanted to be detected, as can be seen in the right image.</text:span></text:p>
      <text:p text:style-name="P7"/>
      <text:p text:style-name="P7">&lt;&lt; Position for fig11.tif &gt;&gt;</text:p>
      <text:p text:style-name="P7"/>
      <text:p text:style-name="Standard"><text:span text:style-name="T5">5.2. </text:span><text:span text:style-name="T6">Obstacle detection</text:span></text:p>
      <text:p text:style-name="P11"/>
      <text:p text:style-name="Standard"><text:span text:style-name="T3">The final objective of this algorithm is the detection of the obstacles that are in the road just by image comparison. As now the images are well adjusted, both images can be compared pixel by pixel to detect these differences. A first approach is to make a direct comparison between the pixels by calculating the absolute difference of the pixels in both images. If this difference is over a threshold </text:span><text:span text:style-name="T2">τ,</text:span><text:span text:style-name="T3"> this pixel is considered as part of an obstacle. The problem is that the only way to select the threshold </text:span><text:span text:style-name="T2">τ</text:span><text:span text:style-name="T3"> is experimentally. In part due to this, the results obtained with this method are not quite good and, mainly, not very robust, so it is needed to find more advanced techniques.</text:span></text:p>
      <text:p text:style-name="Standard"><text:span text:style-name="T3">A more robust way to locate these changes is by performing a Principal Component Analysis (PCA), by creating a bi-dimensional data set based on the brightness information from both images. </text:span></text:p>
      <text:p text:style-name="P7">In that way it is possible to study the main correspondence between the gray levels from an image and the other one, considering these points in which its brightness difference will differ from the main trend of the brightness differences of the whole points set as changes.</text:p>
      <text:p text:style-name="Standard"><text:span text:style-name="T3">At the left side of figure 12 the result after this analysis is shown. It can be observed that there is a common trend of the pixels around the line. But there is a cluster of points that are no following this trend and are far from the </text:span><text:soft-page-break/><text:span text:style-name="T3">line. If the distances of the points are represented at the original position of the image, an image similar to that shown at the right image at the same figure will be obtained, being the brightest points those with a bigger distance to the line.</text:span></text:p>
      <text:p text:style-name="P7"/>
      <text:p text:style-name="P7">&lt;&lt; Position for fig12.tif &gt;&gt;</text:p>
      <text:p text:style-name="P7"/>
      <text:p text:style-name="Standard"><text:span text:style-name="T3">It has to be chosen a threshold that tells if a pixel belongs to an obstacle or not, but before applying a threshold, some morphological operations should be performed to remove those points with a big distance to the line despite of not belonging to an obstacle.</text:span></text:p>
      <text:p text:style-name="Standard"><text:span text:style-name="T3">This threshold is going to produce some clusters of pixels that have been considered obstacles. By using a contour detection these pixel clusters can be grouped into connected areas and reject those areas that have a smaller size. In the figures 17, 18, 19, 20, 21and 22, results are shown for different obstacles, colouring and brightness. In some cases fake obstacles are detected. But, as the algorithm is working with image sequences, fakes can be rejected, because if really there is not an obstacle, this difference is not going to appear in the following images.</text:span></text:p>
      <text:p text:style-name="P11"/>
      <text:p text:style-name="Standard"><text:span text:style-name="T6">5.3. Selection of the desired obstacles</text:span></text:p>
      <text:p text:style-name="P11"/>
      <text:p text:style-name="Standard"><text:span text:style-name="T3">For this problem, the obstacles that are outside of the road are not interesting for this application. It is wanted to detect just those obstacles that could damage or be damaged by the vehicle, like other vehicles, cyclists, pedestrians, stones, etc. To do that it is needed to define a mask that indicates which part of the image belongs to the road. This segmentation is going to be realized over the image that is stored at the database. By doing this, the segmentation can be performed off line, expending all the computational time for the image change detection tasks. In the figure 13 it is shown the segmentation of the road as it would be obtained for the image in the left. </text:span></text:p>
      <text:p text:style-name="P7"/>
      <text:p text:style-name="P7">&lt;&lt; Position for fig13.tif &gt;&gt;</text:p>
      <text:p text:style-name="P7"/>
      <text:p text:style-name="Standard"><text:span text:style-name="T3">By performing the same piecewise linear transformation made before, and supposing that this transformation was successful, the transformed mask is also valid for the image obtained in real time. This mask, situated over the previously detected objects, is going to tell which of them are inside the road. At figure 14 this fact can be observed.</text:span></text:p>
      <text:p text:style-name="P7"/>
      <text:p text:style-name="P7">&lt;&lt; Position for fig14.tif &gt;&gt;</text:p>
      <text:p text:style-name="P7"/>
      <text:p text:style-name="Standard"><text:span text:style-name="T6">5.4. Updating the database</text:span></text:p>
      <text:p text:style-name="P11"/>
      <text:p text:style-name="Standard"><text:span text:style-name="T3">A dynamic database has been implemented to improve the capability of the algorithm. The weak point of the presented method is that the database is created in an initial step, but changes in the environment are not being reflected on it. This environment is always changing, so in a short time the database will be obsolete. To solve this, the dynamic database is adding new images when the algorithm can ensure that there are not obstacles. With it, the database will be growing, which allows finding nearest images from the database each time. Also temporary information is added to avoid using too old images. This will allow to get betters results, because all the static objects are represented with their most current aspect, like flowers that weren't there when the last image was taken, holes, new road paintings, etc. This database is able to check if always the same obstacle is detected in the same place by using a simple counter. If this happens, probably the image in the database is out of date, so it will be removed and the fake obstacle will be ignored.</text:span></text:p>
      <text:p text:style-name="P7"/>
      <text:p text:style-name="Standard"><text:span text:style-name="T6">6. Results</text:span></text:p>
      <text:p text:style-name="P11"/>
      <text:p text:style-name="P7">In the table 1, timings obtained for some images at the different steps in the algorithm (feature detection and matching, local image transformation and change detection) are shown.</text:p>
      <text:p text:style-name="P7"/>
      <text:p text:style-name="P7">&lt;&lt; Position for table1.doc &gt;&gt;</text:p>
      <text:p text:style-name="P7"/>
      <text:p text:style-name="Standard"><text:span text:style-name="T3">As it can be seen, all timings are less than 200 ms, enough to allow the algorithm to use all positions reported by the GPS. Timings in the table are the result of different tests with images with a resolution of 320x240 pixels.</text:span></text:p>
      <text:p text:style-name="Standard"><text:span text:style-name="T3">For the analysis of the behaviour of the algorithm, more than 86,000 image pairs at different resolutions (800x600, 640x480, 320x240), distances and angle differences, and with diverse zoom and blurring factors applied to them. From this study a set of charts, shown at figure 15, were obtained. </text:span></text:p>
      <text:p text:style-name="P7"/>
      <text:p text:style-name="P7">&lt;&lt; Position for fig15.tif &gt;&gt;</text:p>
      <text:p text:style-name="P7"><text:soft-page-break/></text:p>
      <text:p text:style-name="Standard"><text:span text:style-name="T3">In this figure, four charts describing the difference of points matched attending on different variables are shown. In red colour, the results for the 320x240 images are shown. In blue, those with a resolution of 640x480 are exposed, and in green, the 800x600 ones. In all the cases, the smaller images have matched a lower number of points. It is normal, because for a lower resolution, fewer points are susceptible of being corners, and it is not a problem if they are enough to cover a big percentage of the full image. If the number of points is compared with the distance between the studied images, it is shown that when the distance is near to 0 m, more points are detected, and when the distance between the images is becoming larger, fewer points are matched. The same happens when the angle difference between the images is analyzed. This demonstrates that the algorithm works fine when the distance between the images is less than 1 m., and the angular difference is less than 5-10 degrees. Over this limit, the algorithm still works, but results could be wrong. To solve this, the dynamic data base adds new images each time, making it difficult to use pairs of images over this threshold after some working time. However, the width of the road where the prototype will work is about 3 m and the driving direction shouldn't change too much, so it is difficult to find a pair with a big angular or position difference. </text:span></text:p>
      <text:p text:style-name="Standard"><text:span text:style-name="T3">Also different sized windows of Gaussian blurring have been passed over the images to test the behaviour of the algorithm. As it would be expected, for a bigger blurring, fewer points are matched. However, the algorithm is not too much sensitive to the blur. Similar results were obtained after applying different zoom percentages to the images used for the tests.</text:span></text:p>
      <text:p text:style-name="Standard"><text:span text:style-name="T3">Also medium and maximal covered areas of the images have been studied. Apart of having a lot of features matched; these features should be distributed in the way that the bigger area of the images could be matched. A comparison of the covered areas at different image distances or angles is represented at figure 18. As can be seen, results are better for the nearest images, covering areas up to 90% of the image.</text:span></text:p>
      <text:p text:style-name="P7"/>
      <text:p text:style-name="P7">&lt;&lt; Position for fig16.tif &gt;&gt;</text:p>
      <text:p text:style-name="P7"/>
      <text:p text:style-name="P7">In the other hand, to test the good adjustment made by the algorithm, images with no obstacles are used. If the algorithm works well, a low number of different points should be obtained. For the images tested, the number of points detected as changes are under 5% (there always different points due to noise or bad adjustments, but they are usually dispersed by the image, without forming clusters).</text:p>
      <text:p text:style-name="P7"/>
      <text:p text:style-name="P7">&lt;&lt; Position for fig17.tif &gt;&gt;</text:p>
      <text:p text:style-name="P7"/>
      <text:p text:style-name="P7">&lt;&lt; Position for fig18.tif &gt;&gt;</text:p>
      <text:p text:style-name="P7"/>
      <text:p text:style-name="P7">&lt;&lt; Position for fig19.tif &gt;&gt;</text:p>
      <text:p text:style-name="P7"/>
      <text:p text:style-name="P7">&lt;&lt; Position for fig20.tif &gt;&gt;</text:p>
      <text:p text:style-name="P7"/>
      <text:p text:style-name="P7">&lt;&lt; Position for fig21.tif &gt;&gt;</text:p>
      <text:p text:style-name="P7"/>
      <text:p text:style-name="P7">&lt;&lt; Position for fig22.tif &gt;&gt;</text:p>
      <text:p text:style-name="P7"/>
      <text:p text:style-name="P7"/>
      <text:p text:style-name="Standard"><text:span text:style-name="T6">7. Conclusions</text:span></text:p>
      <text:p text:style-name="P11"/>
      <text:p text:style-name="Standard"><text:span text:style-name="T3">The presented algorithm is able to detect the obstacles that are in the road by integrating three different sensors: a GPS device, an IMU and a vision system. This algorithm has a high detection rate, and it has an adaptive behaviour thanks to a dynamic database, being able to reject the fake obstacles.</text:span></text:p>
      <text:p text:style-name="Standard"><text:span text:style-name="T3">The method accomplishes the objectives for which it was designed. It uses image registration techniques to solve the problem presented, trying to make the simpler use of them, without complex strategies, in order to get a real time execution in a 2009 on board PC computer. This method presents an alternative way to detect obstacles that works correctly and fast and it also could be used in other tasks, especially in video surveillance. </text:span></text:p>
      <text:p text:style-name="Standard"><text:span text:style-name="T3">The algorithm is made up by some very different stages which combines image registration and change detection techniques, among others. In the first stage, a complete database of geographically referenced images is created. Then, some methods for the localization of the best images to be used as input for the rest of the algorithm have been implemented and tested, always trying to get the best results. For these images, usual four image registration tasks are performed (feature detection, matching, transform model estimation and image resampling and transformation). A lot of methods have been studied for the development of these tasks. Sometimes good methods had to be rejected due to time limitations, selecting just those methods which gave the best results within acceptable times. </text:span></text:p>
      <text:p text:style-name="Standard"><text:soft-page-break/><text:span text:style-name="T3">The stages of mask generation, obstacle detection and selection gave good results, avoiding problems like those originated by brightness, contrast or colour differences, but not for other problems like shadows or changes in the environment. The introduction of a dynamic database eliminates the weak point of the method, making it robust and reliable, as well as adaptive to these environment changes.</text:span></text:p>
      <text:p text:style-name="P7">This dynamic database makes it robust against the typical problems of the image registration techniques, and allows it to work in a new environment for which it has not been previously configured. This gives to the algorithm a big adaptability to the different possible scenarios.</text:p>
      <text:p text:style-name="Standard"><text:span text:style-name="T3">The method has been fully tested, both with the use of big benchmarks (more than 86,000 pairs of images with different characteristics), and also in real conditions, which validates the good behaviour of the algorithm.</text:span></text:p>
      <text:p text:style-name="P7"/>
      <text:p text:style-name="Standard"><text:span text:style-name="T6">8. Acknowledgment</text:span></text:p>
      <text:p text:style-name="P7"/>
      <text:p text:style-name="Standard"><text:span text:style-name="T3">This research was supported by the project SIBTRA DPI2007-64137.</text:span></text:p>
      <text:p text:style-name="P7"/>
      <text:p text:style-name="P10">9. References</text:p>
      <text:p text:style-name="P7"/>
      <text:p text:style-name="P9">[1] R. Collins, A. Lipton, T. Kanade, Introduction to the special section on video surveillance, IEEE Transactions On Pattern Analysis And Machine Intelligence. (2000).</text:p>
      <text:p text:style-name="P9">[2] C. Stauffer, W. Grimson, Learning patterns of activity using real-time tracking, IEEE Transactions On Pattern Analysis And Machine Intelligence. (2000).</text:p>
      <text:p text:style-name="P9">[3] M. Bosc, F. Heitz, J. Armspach, I. Namer, Automatic change detection in multimodal serial MRI: application to multiple sclerosis lesion evolution, Neuroimage. (2003).</text:p>
      <text:p text:style-name="P9">[4] C. Davatzikos, Spatial transformation and registration of brain images using elastically deformable models, Computer Vision And Image Understanding. (1997).</text:p>
      <text:p text:style-name="P9">[5] F. Richard, A new Image Registration technique with free boundary constraints: application to mammography, Computer Vision And Image Understanding. 89 (2003) 166-196.</text:p>
      <text:p text:style-name="P9">[6] G. Nagy, T. Zhang, W. Franklin, E. Landis, Volume and surface area distributions of cracks in concrete, Lecture Notes In Computer Science. (2001).</text:p>
      <text:p text:style-name="P9">[7] C. Fang, S. Chen, C. Fuh, Automatic change detection of driving environments in a vision-based driver assistance system, IEEE Transactions On Neural Networks. (2003).</text:p>
      <text:p text:style-name="P9">[8] J. Liang, D. DeMenthon, D. Doermann, Mosaicing of camera-captured document images, Computer Vision And Image Understanding. 113 (2009) 572-579.</text:p>
      <text:p text:style-name="P9">[9] J. Davis, V. Sharma, Background-subtraction using contour-based fusion of thermal and visible imagery, Computer Vision And Image Understanding. 106 (2007) 162-182.</text:p>
      <text:p text:style-name="P9">[10] A. Singh, Digital change detection techniques using remotely-sensed data, Internat. Journal Of Remote Sensing. 10 (1989) 989-1003.</text:p>
      <text:p text:style-name="P9">[11] P. Coppin, M. Bauer, Digital change detection in forest ecosystems with remote sensing imagery, Remote Sensing Reviews. 13 (1996) 207-234.</text:p>
      <text:p text:style-name="P9">[12] R. Radke, S. Andra, O. Al-Kofahi, B. Roysam, Image change detection algorithms: a systematic survey, IEEE Transactions On Image Processing. (2005).</text:p>
      <text:p text:style-name="P9">[13] K. Primdahl, I. Katz, O. Feinstein, Y. Mok, Change detection from multiple camera images extended to non-stationary cameras, Proceedings Of Field And Service Robotics. (2005).</text:p>
      <text:p text:style-name="P9">[14] B. Zitova, J. Flusser, Image registration methods: a survey, Image And Vision Computing. (2003).</text:p>
      <text:p text:style-name="P9">[15] J. Li, N. Allinson, A comprehensive review of current local features for computer vision, Neurocomputing. 71 (2008) 1771-1787.</text:p>
      <text:p text:style-name="P9">[16] H. Moravec, Towards automatic visual obstacle avoidance, Proceedings Of The 5th International Joint Conference On Artificial Intelligence. (1977).</text:p>
      <text:p text:style-name="P9">[17] C. Harris, M. Stephens, A combined corner and edge detector, in: Alvey Vision Conference, 1988p. 50.</text:p>
      <text:p text:style-name="P9">[18] S. Smith, J. Brady, SUSANâ€”A new approach to low level image processing, International Journal Of Computer Vision. (1997).</text:p>
      <text:p text:style-name="P9">[19] E. Rosten, T. Drummond, Machine learning for high-speed corner detection, Lecture Notes In Computer Science. (2006).</text:p>
      <text:p text:style-name="P13"><text:span text:style-name="T3">[20] J. Shi, C. Tomasi, Good features to track, Proc. IEEE Conf. Computer Vision And Pattern Recognition. (1994) 593-600.</text:span></text:p>
      <text:p text:style-name="P9">[21] F. Mohanna, F. Mokhtarian, Performance evaluation of corner detection algorithms under similarity and affine transforms, Proceedings Of British Machine Vision Conference. (2001).</text:p>
      <text:p text:style-name="P9">[22] Z. Zheng, H. Wang, E.K. Teoh, Analysis of gray level corner detection, Pattern Recognition Letters. (1999).</text:p>
      <text:p text:style-name="P9">[23] D. Lowe, Object recognition from local scale-invariant features, International Conference On Computer Vision. (1999).</text:p>
      <text:p text:style-name="P9"><text:soft-page-break/>[24] H. Bay, T. Tuytelaars, L.V. Gool, Surf: Speeded up robust features, Lecture Notes In Computer Science. (2006).</text:p>
      <text:p text:style-name="P9">[25] K. Mikolajczyk, T. Tuytelaars, C. Schmid, A. Zisserman, J. Matas, F. Schaffalitzky, et al., A comparison of affine region detectors, International Journal Of Computer Vision. 65 (2005) 43-72.</text:p>
      <text:p text:style-name="P9">[26] K. Mikolajczyk, C. Schmid, Scale &amp; affine invariant interest point detectors, International Journal Of Computer Vision. (2004).</text:p>
      <text:p text:style-name="P9">[27] J. Matas, O. Chum, M. Urban, T. Pajdla, Robust Wide Baseline Stereo from Maximally Stable Extremal Regions, Imagine. (n.d.) 384-393.</text:p>
      <text:p text:style-name="P9">[28] B.D. Lucas, T. Kanade, An Iterative Image Registration Technique with an Application to Stereo Vision (IJCAI), in: Proceedings Of The 7th International Joint Conference On Artificial Intelligence (IJCAI '81), 1981pp. 674-679.</text:p>
      <text:p text:style-name="P13"><text:span text:style-name="T3">[29] J.Y. Bouguet, Pyramidal implementation of the Lucas Kanade feature tracker description of the algorithm, Technical Report, OpenCV Document, Intel Microprocessor Research Labs. (1999).</text:span></text:p>
      <text:p text:style-name="P9">[30] A. Goshtasby, Image registration by local approximation methods., Image And Vision Computing. (1988).</text:p>
      <text:p text:style-name="P9">[31] M. Ehlers, D. Fogel, High-precision geometric correction of airborne remote sensing revisited: the multiquadric interpolation, Proceedings Of SPIE. (1994).</text:p>
      <text:p text:style-name="P9">[32] R. Wiemker, K. Rohr, L. Binder, R. Sprengel, Application of elastic registration to imagery from airborne scanners, International Archives Of Photogrammetry And Remote Sensing. (1996).</text:p>
      <text:p text:style-name="P9">[33] J. Flusser, An adaptive method for image registration, Pattern Recognition. (1992).</text:p>
      <text:p text:style-name="P9">[34] A. Goshtasby, Piecewise linear mapping functions for image registration, Pattern Recognition. (1986). </text:p>
      <text:p text:style-name="P14"/>
      <text:p text:style-name="P10">10. Vitae</text:p>
      <text:p text:style-name="P16"/>
      <text:p text:style-name="Standard"><text:span text:style-name="T3">&lt;&lt; Position for cv1.tif &gt;&gt;</text:span></text:p>
      <text:p text:style-name="P16"/>
      <text:p text:style-name="Standard"><text:span text:style-name="T3">Néstor Morales received his Computer Sciences Engineering degree from Universidad de La Laguna in 2007, and he is currently a PhD. Candidate. His research interests are computer vision, image registration, point sets registration and distributed sensor networks.</text:span></text:p>
      <text:p text:style-name="P7"/>
      <text:p text:style-name="Standard"><text:span text:style-name="T3">&lt;&lt; Position for cv2.tif &gt;&gt;</text:span></text:p>
      <text:p text:style-name="P7"/>
      <text:p text:style-name="P16">Jonay Toledo is an Assistant Professor. Ph. D. in Automatic Control in 2008. His current research interests include electronics design, mechatronics and mobile robots. </text:p>
      <text:p text:style-name="P16"/>
      <text:p text:style-name="Standard"><text:span text:style-name="T3">&lt;&lt; Position for cv3.tif &gt;&gt;</text:span></text:p>
      <text:p text:style-name="P16"/>
      <text:p text:style-name="P16">Leopoldo Acosta is a Full Professor. He has been involved in several competitive nationally-funded research projects related to Artificial Intelligence and Robotics, four of them as project leader. He has directed 6 Ph.D. and 5 are in progress.</text:p>
      <text:p text:style-name="P16"/>
      <text:p text:style-name="Standard"><text:span text:style-name="T3">&lt;&lt; Position for cv4.tif &gt;&gt;</text:span></text:p>
      <text:p text:style-name="P16"/>
      <text:p text:style-name="P16">Rafael Arnay is a Research Engineer and Ph.D. Candidate. His research interest is about the development of a vision-based generic object recognition system based on hierarchical model architectur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S Mincho" svg:font-family="'MS Mincho', 'ＭＳ 明朝'" style:font-family-generic="modern"/>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Arial Unicode MS" style:font-size-asian="12pt" style:font-name-complex="Times New Roman" style:font-size-complex="12pt" style:language-complex="ar" style:country-complex="SA" fo:hyphenate="false" fo:hyphenation-remain-char-count="2" fo:hyphenation-push-char-count="2"/>
    </style:style>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Encabezado1" style:next-style-name="Text_20_body" style:list-style-name="" style:class="text">
      <style:paragraph-properties fo:margin-left="0cm" fo:margin-right="0cm" fo:text-indent="0cm" style:auto-text-indent="false"/>
      <style:text-properties style:font-name="Times New Roman" fo:font-size="24pt" fo:font-weight="bold" style:font-name-asian="DejaVu Sans1" style:font-size-asian="24pt" style:font-weight-asian="bold" style:font-name-complex="DejaVu Sans1" style:font-size-complex="24pt" style:font-weight-complex="bold"/>
    </style:style>
    <style:style style:name="Drawing" style:family="paragraph" style:parent-style-name="Caption" style:class="extra"/>
    <style:style style:name="Figura"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style style:name="Table_20__28_user_29_" style:display-name="Table (user)" style:family="paragraph" style:parent-style-name="Caption"/>
    <style:style style:name="Equation" style:family="paragraph" style:parent-style-name="Caption"/>
    <style:style style:name="Normal_20__28_Web_29_" style:display-name="Normal (Web)" style:family="paragraph" style:parent-style-name="Standard">
      <style:paragraph-properties fo:margin-top="0.176cm" fo:margin-bottom="0.21cm" style:contextual-spacing="false" fo:orphans="2" fo:widows="2" fo:hyphenation-ladder-count="no-limit"/>
      <style:text-properties fo:language="es" fo:country="ES" style:letter-kerning="true" style:font-name-asian="Times New Roman" fo:hyphenate="true" fo:hyphenation-remain-char-count="2" fo:hyphenation-push-char-count="2"/>
    </style:style>
    <style:style style:name="Default" style:family="paragraph">
      <style:paragraph-properties fo:orphans="2" fo:widows="2" style:text-autospace="none"/>
      <style:text-properties fo:color="#000000" style:font-name="Times New Roman" fo:font-size="12pt" fo:language="es" fo:country="ES" style:font-name-asian="Times New Roman" style:font-size-asian="12pt" style:font-name-complex="Times New Roman" style:font-size-complex="12pt" style:language-complex="ar" style:country-complex="SA"/>
    </style:style>
    <style:style style:name="Fuente_20_de_20_párrafo_20_predeter." style:display-name="Fuente de párrafo predeter." style:family="text"/>
    <style:style style:name="Carácter_20_de_20_numeración" style:display-name="Carácter de numeración"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apple-style-span"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éstor Morales Hernández</meta:initial-creator>
    <meta:creation-date>2009-05-11T16:15:00</meta:creation-date>
    <dc:creator>Usuario</dc:creator>
    <dc:date>2010-11-15T16:17:00</dc:date>
    <meta:editing-cycles>52</meta:editing-cycles>
    <meta:editing-duration>PT8H17M</meta:editing-duration>
    <meta:document-statistic meta:table-count="0" meta:image-count="0" meta:object-count="0" meta:page-count="10" meta:paragraph-count="166" meta:word-count="7505" meta:character-count="45037" meta:non-whitespace-character-count="37669"/>
    <meta:generator>LibreOffice/4.0.2.2$Linux_X86_64 LibreOffice_project/400m0$Build-2</meta:generator>
    <meta:user-defined meta:name="Mendeley Citation Style_1">IEEE</meta:user-defined>
    <meta:user-defined meta:name="Mendeley Document_1">True</meta:user-defined>
    <meta:user-defined meta:name="Mendeley User Name_1">nestor@isaatc.ull.es@https://www.mendeley.com</meta:user-defined>
  </office:meta>
</office:document-meta>
</file>